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IFOutBinding.getOperati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utBinding.setOperationMap( WSIFOperationMap operatio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utBinding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utBinding.setMarshaller( WSIF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utBinding.process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SIFOutBinding.setMarshaler( WSIF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IFOutBinding.ge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